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text:p text:style-name="Text_20_body"/>
  <office:body>
    <office:text>
      <text:p text:style-name="Title">Shalom Bhooshi</text:p>
      <text:p text:style-name="Author">  <text:a xlink:type="simple" xlink:href="http://shalomb.github.io/" office:name=""><text:span text:style-name="Definition">shalomb.github.io</text:span></text:a> ◦ <text:a xlink:type="simple" xlink:href="mailto:s.bhooshi@gmail.com" office:name=""><text:span text:style-name="Definition">s.bhooshi@gmail.com</text:span></text:a> ◦ +421 948 140 290 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-engineering approach to managing systems for IT Infrastructure, Platforms and Tooling</text:p>
        </text:list-item>
        <text:list-item>
          <text:p text:style-name="P1">Application of Agile and DevOps practices for Continuous Delivery of projects</text:p>
        </text:list-item>
        <text:list-item>
          <text:p text:style-name="P1">Cloud &amp; Site Reliability Engineering know-how for continuous improvement of operations</text:p>
        </text:list-item>
        <text:list-item>
          <text:p text:style-name="P1">Agile Project Delivery using Initiative, Communication, Teamwork and Pragmatism</text:p>
        </text:list-item>
      </text:list>
      <text:h text:style-name="Heading_20_3" text:outline-level="3"><text:bookmark-start text:name="technical-skills"/>Technical Skills<text:bookmark-end text:name="technical-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AWS</text:p>
      <text:p text:style-name="Definition_20_Definition_20_Tight">VPC, EC2, EBS, ELB, VPN, Route53, Cloudfront, Cloudwatch, S3, Glacier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</text:span></text:a>, <text:a xlink:type="simple" xlink:href="https://www.ruby-lang.org/en/" office:name=""><text:span text:style-name="Definition">Ruby</text:span></text:a>, <text:a xlink:type="simple" xlink:href="https://en.wikipedia.org/wiki/Windows_PowerShell" office:name=""><text:span text:style-name="Definition">Powershell</text:span></text:a>, <text:a xlink:type="simple" xlink:href="https://www.perl.org/" office:name=""><text:span text:style-name="Definition">Perl</text:span></text:a>, <text:a xlink:type="simple" xlink:href="https://www.raku.org" office:name=""><text:span text:style-name="Definition">Raku</text:span></text:a>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/<text:a xlink:type="simple" xlink:href="https://k3s.io/" office:name=""><text:span text:style-name="Definition">k3s</text:span></text:a>, <text:a xlink:type="simple" xlink:href="https://www.consul.io/" office:name=""><text:span text:style-name="Definition">Consul</text:span></text:a>, <text:a xlink:type="simple" xlink:href="https://istio.io/" office:name=""><text:span text:style-name="Definition">Istio</text:span></text:a>*</text:p>
      <text:p text:style-name="Definition_20_Term_20_Tight">IaC</text:p>
      <text:p text:style-name="Definition_20_Definition_20_Tight">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github.com/aelsabbahy/goss" office:name=""><text:span text:style-name="Definition">goss</text:span></text:a>, <text:a xlink:type="simple" xlink:href="https://www.gnu.org/software/make/" office:name=""><text:span text:style-name="Definition">Make</text:span></text:a>, <text:a xlink:type="simple" xlink:href="https://wiki.debian.org/CheckInstall" office:name=""><text:span text:style-name="Definition">CheckInstall</text:span></text:a>, <text:a xlink:type="simple" xlink:href="https://chef.io/" office:name=""><text:span text:style-name="Definition">Chef</text:span></text:a></text:p>
      <text:p text:style-name="Definition_20_Term_20_Tight">CI/CD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docs.gitlab.com/ee/ci/quick_start/" office:name=""><text:span text:style-name="Definition">Gitlab CI</text:span></text:a>/<text:a xlink:type="simple" xlink:href="https://docs.gitlab.com/runner/" office:name=""><text:span text:style-name="Definition">Runners</text:span></text:a>, <text:a xlink:type="simple" xlink:href="https://travis-ci.org/" office:name=""><text:span text:style-name="Definition">Travis CI</text:span></text:a>, <text:a xlink:type="simple" xlink:href="https://scrutinizer-ci.com/" office:name=""><text:span text:style-name="Definition">Scrutinizer CI</text:span></text:a>, <text:a xlink:type="simple" xlink:href="https://jfrog.com/artifactory/" office:name=""><text:span text:style-name="Definition">JFrog Artifactory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aws.amazon.com/cloudwatch/" office:name=""><text:span text:style-name="Definition">CloudWatch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://httpd.apache.org/" office:name=""><text:span text:style-name="Definition">Apache</text:span></text:a>, <text:a xlink:type="simple" xlink:href="https://www.cloudflare.com/" office:name=""><text:span text:style-name="Definition">Cloudflare</text:span></text:a>, <text:a xlink:type="simple" xlink:href="https://www.citrix.com/products/netscaler" office:name=""><text:span text:style-name="Definition">Citrix NetScaler</text:span></text:a>, <text:a xlink:type="simple" xlink:href="https://www.fullstackpython.com/flask.html" office:name=""><text:span text:style-name="Definition">Python Flask</text:span></text:a>, <text:a xlink:type="simple" xlink:href="https://en.wikipedia.org/wiki/HTTP" office:name=""><text:span text:style-name="Definition">HTTP</text:span></text:a>, <text:a xlink:type="simple" xlink:href="https://en.wikipedia.org/wiki/REST" office:name=""><text:span text:style-name="Definition">REST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</text:span></text:a>, <text:a xlink:type="simple" xlink:href="http://mariadb.org/" office:name=""><text:span text:style-name="Definition">MariaDB</text:span></text:a>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- <text:a xlink:type="simple" xlink:href="https://en.wikipedia.org/wiki/IPv4" office:name=""><text:span text:style-name="Definition">IPv4</text:span></text:a> &amp; <text:a xlink:type="simple" xlink:href="https://en.wikipedia.org/wiki/IPv6" office:name=""><text:span text:style-name="Definition">IPv6</text:span></text:a>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loadbalancerblog.com/blog/2013/04/what-heck-layer-7-load-balancing-anyway" office:name=""><text:span text:style-name="Definition">L4-L7 Load-Balancing</text:span></text:a></text:p>
      <text:p text:style-name="Definition_20_Term_20_Tight">Other</text:p>
      <text:p text:style-name="Definition_20_Definition_20_Tight">Also see my <text:a xlink:type="simple" xlink:href="https://stackoverflow.com/story/shalombhooshi" office:name=""><text:span text:style-name="Definition">Developer Story</text:span></text:a> for <text:a xlink:type="simple" xlink:href="https://app.pluralsight.com/profile/shalom-bhooshi" office:name=""><text:span text:style-name="Definition">self-assessments</text:span></text:a>, <text:a xlink:type="simple" xlink:href="https://github.com/shalomb?tab=repositories" office:name=""><text:span text:style-name="Definition">opensource work</text:span></text:a>, etc.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Being both a platform for specialised Network Technology Services (Voice, Video &amp; Data) and general-purpose/IT cloud workloads, Pan-Net uses best-of-breed cloud technologies to help evolve the group’s product lines.</text:p>
      <text:p text:style-name="Definition_20_Term_20_Tight">Jun 2019 → Present</text:p>
      <text:p text:style-name="Definition_20_Definition_20_Tight">Cloud Infrastructure Engineer/Technical Lead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n Infrastructure Engineer: Participating in team scrums to develop, deliver and advance PaaS offerings in an <text:span text:style-name="T1">aaS</text:span> fashion to enrich and advance the Pan-Net platform (e.g. DBaaS, LBaaS, Service Monitoring, Log &amp; Event Management, Data Archival, Disaster Recovery, etc).</text:p>
        </text:list-item>
        <text:list-item>
          <text:p text:style-name="P2">As a Technical Lead: PaaS architecture definition, agile roadmap alignment, dependency management, backlog prioritization, sprint scheduling, solution exploration/review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DevOps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DevOps of CI/CD/CT services (i.e. Gitlab CI/Runners, Binary Repositories, CI/CD Pipeline Best-Practices, Library Code) to sustain IaC and Continuous Delivery activities of the Pan-Net platform.</text:p>
        </text:list-item>
        <text:list-item>
          <text:p text:style-name="P3">Consultation and design of VNF service delivery CI/CD pipelines, branching and release models.</text:p>
        </text:list-item>
      </text:list>
      <text:p text:style-name="Definition_20_Term_20_Tight">Aug 2017 → Jan 2018</text:p>
      <text:p text:style-name="Definition_20_Definition_20_Tight">Cloud Infrastructure Engineer, Application Orchestration, Pan-Net NFVI</text:p>
      <text:p text:style-name="Definition_20_Term_20_Tight">Skills &amp; Experience</text:p>
      <text:p text:style-name="Definition_20_Definition_20_Tight">Openstack, OpenContrail, Linux, Ansible, Python, OASIS TOSCA, StackStorm</text:p>
      <text:list text:style-name="L4">
        <text:list-item>
          <text:p text:style-name="P4">Development of VNF Orchestrator and practices for VNF Onboarding and Lifecycle Management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Project Planning, SRE, DevSecOps, Jira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and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Lift-and-shift platform to AWS, improving cloud integrations &amp; efficiency, improving technical security and operations.</text:p>
        </text:list-item>
        <text:list-item>
          <text:p text:style-name="P5">Working on cross-functional efforts with Product Development, Quality Engineering and Product Support: Improving DevOps operating procedures, CI/CD, QA, incident/RCA transparency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Position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Desktop and Apps</text:span></text:a></text:p>
      <text:p text:style-name="Definition_20_Term_20_Tight">Skills &amp; Experience</text:p>
      <text:p text:style-name="Definition_20_Definition_20_Tight">Citrix, IaaS, Cloud Architecture, Virtualization, Network Design, Enterprise Software Testing, Automation, CloudStack, XenServer, PowerShell, Perl, Python</text:p>
      <text:list text:style-name="L6">
        <text:list-item>
          <text:p text:style-name="P6">Systems Engineer/DevOps of self-service tests-as-a-service cloud platform to support the ad-hoc test, QA and Continuous Testing activities of 65+ internal engineering teams.</text:p>
        </text:list-item>
        <text:list-item>
          <text:p text:style-name="P6">Solving and automating push-button provisioning of Citrix VDI test environments on multiple Cloud and Virtualization Backends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wider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Horizontal_20_Line"/>
      <text:p text:style-name="Definition_20_Term_20_Tight">Aug 2002 → Dec 2007</text:p>
      <text:p text:style-name="Definition_20_Definition_20_Tight">Greater London Area, United Kingdom</text:p>
      <text:p text:style-name="Definition_20_Term_20_Tight">IT Freelancer</text:p>
      <text:p text:style-name="Definition_20_Definition_20_Tight">Web development/mastering, Office IT network solutions &amp; support</text:p>
      <text:p text:style-name="Definition_20_Term_20_Tight">Skills &amp; Experience</text:p>
      <text:p text:style-name="Definition_20_Definition_20_Tight">Linux, Bash/Shell, Perl/mod_perl, PHP, Apache, Postgres/MySQL, PrototypeJS, Small-business IT network design/support, Document/WebPage design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<text:a xlink:type="simple" xlink:href="https://training.linuxfoundation.org/cka-program-changes-2020/" office:name=""><text:span text:style-name="Definition">Certified Kubernetes Administrator (CKA) 2020</text:span></text:a>, <text:span text:style-name="T1">Currently Training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Network Infrastructure</text:span></text:a>, Apr 2003</text:p>
        </text:list-item>
      </text:list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Fatherhood ◦ Cycling, Outdoors ◦ Guitar, Music ◦ <text:a xlink:type="simple" xlink:href="https://news.ycombinator.com/" office:name=""><text:span text:style-name="Definition">hackernews</text:span></text:a> ◦ <text:a xlink:type="simple" xlink:href="https://www.raku.org/" office:name=""><text:span text:style-name="Definition">Raku Community</text:span></text:a>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8ᵗʰ Jan, 1983</text:span></text:a></text:p>
      <text:p text:style-name="Definition_20_Term_20_Tight">Nationality</text:p>
      <text:p text:style-name="Definition_20_Definition_20_Tight">British</text:p>
      <text:p text:style-name="Definition_20_Term_20_Tight">Residentship</text:p>
      <text:p text:style-name="Definition_20_Definition_20_Tight">Slovak Permanent Residentship</text:p>
      <text:p text:style-name="Definition_20_Term_20_Tight">Links</text:p>
      <text:p text:style-name="Definition_20_Definition_20_Tight"><text:a xlink:type="simple" xlink:href="http://shalomb.github.io/" office:name=""><text:span text:style-name="Definition">shalomb.github.io</text:span></text:a> । <text:a xlink:type="simple" xlink:href="https://uk.linkedin.com/in/shalombhooshi" office:name=""><text:span text:style-name="Definition">LinkedIn</text:span></text:a> । <text:a xlink:type="simple" xlink:href="https://github.com/shalomb/" office:name=""><text:span text:style-name="Definition">Github</text:span></text:a> । <text:a xlink:type="simple" xlink:href="https://stackoverflow.com/story/shalombhooshi" office:name=""><text:span text:style-name="Definition">Developer Story</text:span></text:a> । <text:a xlink:type="simple" xlink:href="https://keybase.io/shalomb" office:name=""><text:span text:style-name="Definition">Keybase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https://shalomb.github.io/cv/shalom_bhooshi-cv.pdf" office:name=""><text:span text:style-name="Definition">shalom_bhooshi-cv.pdf</text:span></text:a></text:p>
      <text:p text:style-name="Definition_20_Term_20_Tight">Other Versions</text:p>
      <text:p text:style-name="Definition_20_Definition_20_Tight"><text:a xlink:type="simple" xlink:href="https://shalomb.github.io/cv/" office:name=""><text:span text:style-name="Definition">Online</text:span></text:a>, <text:a xlink:type="simple" xlink:href="https://shalomb.github.io/cv/cv.docx" office:name=""><text:span text:style-name="Definition">Microsoft Word</text:span></text:a>, <text:a xlink:type="simple" xlink:href="https://shalomb.github.io/cv/cv.odt" office:name=""><text:span text:style-name="Definition">OpenDocument Text</text:span></text:a></text:p>
      <text:p text:style-name="First_20_paragraph">Fork me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Shalom Bhooshi</dc:title>
    <dc:description/>
    <dc:subject/>
    <meta:keyword/>
    <meta:initial-creator>  shalomb.github.io ◦ s.bhooshi@gmail.com ◦ +421 948 140 290 </meta:initial-creator>
    <dc:creator>  shalomb.github.io ◦ s.bhooshi@gmail.com ◦ +421 948 140 290 </dc:creator>
    <meta:creation-date>2021-03-30T20:19:12Z</meta:creation-date>
    <dc:date>2021-03-30T20:19:12Z</dc:date>
    <meta:user-defined meta:name="abstract" meta:value-type="string">An adept Systems/SRE/DevOps engineer with a background in the agile delivery of IT platforms and services. Being software-inclined, I subscribe to software-defined everything principles in building and operating reliable yet flexible solutions. I seek a progressive role in an agile work setting that embraces cloud-native and open-source technologies to innovate and advance business.</meta:user-defined>
    <meta:user-defined meta:name="header-includes" meta:value-type="string"/>
    <meta:user-defined meta:name="pagetitle" meta:value-type="string">Shalom Bhooshi — Curriculum Vitae</meta:user-defined>
  </office:meta>
</office:document-meta>
</file>